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2000000258539B8992.png" manifest:media-type="image/png"/>
  <manifest:file-entry manifest:full-path="Pictures/100002010000032000000258669E93B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273cm" svg:height="21.352cm" svg:x="0cm" svg:y="0.238cm">
          <draw:image xlink:href="Pictures/100002010000032000000258669E93B8.png" xlink:type="simple" xlink:show="embed" xlink:actuate="onLoad">
            <text:p/>
          </draw:image>
        </draw:frame>
        <draw:frame draw:style-name="gr1" draw:text-style-name="P1" draw:layer="layout" svg:width="25.907cm" svg:height="21.605cm" svg:x="24.876cm" svg:y="-0.015cm">
          <draw:image xlink:href="Pictures/100002010000032000000258539B899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3:51:04.492220927</meta:creation-date>
    <dc:date>2017-05-09T14:44:26.188991993</dc:date>
    <meta:editing-duration>PT32M48S</meta:editing-duration>
    <meta:editing-cycles>2</meta:editing-cycles>
    <meta:generator>LibreOffice/4.2.8.2$Linux_x86 LibreOffice_project/420m0$Build-2</meta:generator>
    <meta:document-statistic meta:object-count="2"/>
  </office:meta>
</office:document-meta>
</file>